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FA00000044498E27D2.png" manifest:media-type="image/png"/>
  <manifest:file-entry manifest:full-path="Pictures/100000000000041C0000041C46F1B5FA.png" manifest:media-type="image/png"/>
  <manifest:file-entry manifest:full-path="Pictures/10000000000001F4000002906F9D7B4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35cm" draw:marker-end-width="0.35cm" draw:fill="none" draw:fill-color="#cccccc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8cm" svg:height="3.5cm" svg:x="10.1cm" svg:y="2.5cm">
          <text:p/>
          <draw:enhanced-geometry svg:viewBox="0 0 21600 21600" draw:text-areas="0 0 21600 21600" draw:type="circular-arrow" draw:modifiers="-90.0762844570077 -2.0219319660758 8481.049880112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3.8cm" svg:height="3.5cm" svg:x="8.1cm" svg:y="7.4cm">
          <text:p/>
          <draw:enhanced-geometry svg:viewBox="0 0 21600 21600" draw:mirror-horizontal="true" draw:text-areas="0 0 21600 21600" draw:type="circular-arrow" draw:modifiers="-90.0762844570077 -2.0219319660758 8481.049880112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1" draw:layer="layout" svg:width="9.4cm" svg:height="2.761cm" svg:x="1cm" svg:y="0.939cm">
          <draw:image xlink:href="Pictures/10000201000000FA00000044498E27D2.png" xlink:type="simple" xlink:show="embed" xlink:actuate="onLoad">
            <text:p/>
          </draw:image>
        </draw:frame>
        <draw:frame draw:style-name="gr2" draw:text-style-name="P1" draw:layer="layout" svg:width="4.7cm" svg:height="4.8cm" svg:x="11.9cm" svg:y="5.5cm">
          <draw:image xlink:href="Pictures/100000000000041C0000041C46F1B5FA.png" xlink:type="simple" xlink:show="embed" xlink:actuate="onLoad">
            <text:p/>
          </draw:image>
        </draw:frame>
        <draw:frame draw:style-name="gr2" draw:text-style-name="P1" draw:layer="layout" svg:width="5.2cm" svg:height="6.753cm" svg:x="4.8cm" svg:y="11.1cm">
          <draw:image xlink:href="Pictures/10000000000001F4000002906F9D7B4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rand Chevrier</meta:initial-creator>
    <meta:creation-date>2013-05-21T22:46:56</meta:creation-date>
    <dc:date>2013-05-21T23:00:49</dc:date>
    <dc:creator>Bertrand Chevrier</dc:creator>
    <meta:editing-duration>PT3M19S</meta:editing-duration>
    <meta:editing-cycles>3</meta:editing-cycles>
    <meta:generator>LibreOffice/3.5$Linux_X86_64 LibreOffice_project/350m1$Build-2</meta:generator>
    <meta:document-statistic meta:object-count="5"/>
  </office:meta>
</office:document-meta>
</file>